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ro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54" calcext:value-type="float">
            <text:p>-5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-51" calcext:value-type="float">
            <text:p>-5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-26" calcext:value-type="float">
            <text:p>-2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22" calcext:value-type="float">
            <text:p>-2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47" calcext:value-type="float">
            <text:p>-47</text:p>
          </table:table-cell>
          <table:table-cell office:value-type="float" office:value="-28" calcext:value-type="float">
            <text:p>-28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47" calcext:value-type="float">
            <text:p>-47</text:p>
          </table:table-cell>
          <table:table-cell office:value-type="float" office:value="-36" calcext:value-type="float">
            <text:p>-36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-55" calcext:value-type="float">
            <text:p>-5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1" calcext:value-type="float">
            <text:p>31</text:p>
          </table:table-cell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2" calcext:value-type="float">
            <text:p>-2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4" calcext:value-type="float">
            <text:p>54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25" calcext:value-type="float">
            <text:p>-25</text:p>
          </table:table-cell>
          <table:table-cell office:value-type="float" office:value="-22" calcext:value-type="float">
            <text:p>-22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40" calcext:value-type="float">
            <text:p>-4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3" calcext:value-type="float">
            <text:p>-13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59" calcext:value-type="float">
            <text:p>-59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-50" calcext:value-type="float">
            <text:p>-5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-22" calcext:value-type="float">
            <text:p>-22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-26" calcext:value-type="float">
            <text:p>-2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52" calcext:value-type="float">
            <text:p>-52</text:p>
          </table:table-cell>
          <table:table-cell office:value-type="float" office:value="-50" calcext:value-type="float">
            <text:p>-5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38" calcext:value-type="float">
            <text:p>-38</text:p>
          </table:table-cell>
          <table:table-cell office:value-type="float" office:value="-22" calcext:value-type="float">
            <text:p>-2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3" calcext:value-type="float">
            <text:p>-1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-17" calcext:value-type="float">
            <text:p>-17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33" calcext:value-type="float">
            <text:p>-33</text:p>
          </table:table-cell>
          <table:table-cell office:value-type="float" office:value="-25" calcext:value-type="float">
            <text:p>-25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52" calcext:value-type="float">
            <text:p>-52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0" calcext:value-type="float">
            <text:p>30</text:p>
          </table:table-cell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6" calcext:value-type="float">
            <text:p>-16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48" calcext:value-type="float">
            <text:p>-48</text:p>
          </table:table-cell>
          <table:table-cell office:value-type="float" office:value="-16" calcext:value-type="float">
            <text:p>-16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24" calcext:value-type="float">
            <text:p>-2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34" calcext:value-type="float">
            <text:p>-34</text:p>
          </table:table-cell>
          <table:table-cell office:value-type="float" office:value="-28" calcext:value-type="float">
            <text:p>-28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50" calcext:value-type="float">
            <text:p>-50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7" calcext:value-type="float">
            <text:p>37</text:p>
          </table:table-cell>
          <table:table-cell office:value-type="float" office:value="-36" calcext:value-type="float">
            <text:p>-36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45" calcext:value-type="float">
            <text:p>-45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20" calcext:value-type="float">
            <text:p>-2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-23" calcext:value-type="float">
            <text:p>-2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4" calcext:value-type="float">
            <text:p>-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35" calcext:value-type="float">
            <text:p>-35</text:p>
          </table:table-cell>
          <table:table-cell office:value-type="float" office:value="-45" calcext:value-type="float">
            <text:p>-4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35" calcext:value-type="float">
            <text:p>-3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41" calcext:value-type="float">
            <text:p>-41</text:p>
          </table:table-cell>
          <table:table-cell office:value-type="float" office:value="-11" calcext:value-type="float">
            <text:p>-1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8" calcext:value-type="float">
            <text:p>-8</text:p>
          </table:table-cell>
          <table:table-cell office:value-type="float" office:value="-45" calcext:value-type="float">
            <text:p>-45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21" calcext:value-type="float">
            <text:p>-21</text:p>
          </table:table-cell>
          <table:table-cell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34" calcext:value-type="float">
            <text:p>-34</text:p>
          </table:table-cell>
          <table:table-cell office:value-type="float" office:value="-47" calcext:value-type="float">
            <text:p>-47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1" calcext:value-type="float">
            <text:p>3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57" calcext:value-type="float">
            <text:p>-5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2" calcext:value-type="float">
            <text:p>-12</text:p>
          </table:table-cell>
          <table:table-cell office:value-type="float" office:value="-23" calcext:value-type="float">
            <text:p>-23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27" calcext:value-type="float">
            <text:p>-27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46" calcext:value-type="float">
            <text:p>-46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25" calcext:value-type="float">
            <text:p>-25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24" calcext:value-type="float">
            <text:p>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48" calcext:value-type="float">
            <text:p>-48</text:p>
          </table:table-cell>
          <table:table-cell office:value-type="float" office:value="-34" calcext:value-type="float">
            <text:p>-34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-38" calcext:value-type="float">
            <text:p>-38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-59" calcext:value-type="float">
            <text:p>-5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-39" calcext:value-type="float">
            <text:p>-3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-16" calcext:value-type="float">
            <text:p>-16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53" calcext:value-type="float">
            <text:p>-53</text:p>
          </table:table-cell>
          <table:table-cell office:value-type="float" office:value="-43" calcext:value-type="float">
            <text:p>-43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44" calcext:value-type="float">
            <text:p>-44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  <table:table-cell office:value-type="float" office:value="-39" calcext:value-type="float">
            <text:p>-39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37" calcext:value-type="float">
            <text:p>-3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47" calcext:value-type="float">
            <text:p>-47</text:p>
          </table:table-cell>
          <table:table-cell office:value-type="float" office:value="-37" calcext:value-type="float">
            <text:p>-37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4" calcext:value-type="float">
            <text:p>44</text:p>
          </table:table-cell>
          <table:table-cell office:value-type="float" office:value="-54" calcext:value-type="float">
            <text:p>-54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60" calcext:value-type="float">
            <text:p>-6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40" calcext:value-type="float">
            <text:p>-4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51" calcext:value-type="float">
            <text:p>-51</text:p>
          </table:table-cell>
          <table:table-cell office:value-type="float" office:value="-18" calcext:value-type="float">
            <text:p>-18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2" calcext:value-type="float">
            <text:p>-12</text:p>
          </table:table-cell>
          <table:table-cell office:value-type="float" office:value="-60" calcext:value-type="float">
            <text:p>-6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44" calcext:value-type="float">
            <text:p>-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47" calcext:value-type="float">
            <text:p>-47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38" calcext:value-type="float">
            <text:p>-38</text:p>
          </table:table-cell>
          <table:table-cell office:value-type="float" office:value="-51" calcext:value-type="float">
            <text:p>-51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25" calcext:value-type="float">
            <text:p>-25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1" calcext:value-type="float">
            <text:p>41</text:p>
          </table:table-cell>
          <table:table-cell office:value-type="float" office:value="-22" calcext:value-type="float">
            <text:p>-22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42" calcext:value-type="float">
            <text:p>-42</text:p>
          </table:table-cell>
          <table:table-cell office:value-type="float" office:value="-15" calcext:value-type="float">
            <text:p>-15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51" calcext:value-type="float">
            <text:p>-51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34" calcext:value-type="float">
            <text:p>-34</text:p>
          </table:table-cell>
          <table:table-cell office:value-type="float" office:value="-57" calcext:value-type="float">
            <text:p>-57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26" calcext:value-type="float">
            <text:p>-26</text:p>
          </table:table-cell>
          <table:table-cell office:value-type="float" office:value="-41" calcext:value-type="float">
            <text:p>-4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-46" calcext:value-type="float">
            <text:p>-46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-50" calcext:value-type="float">
            <text:p>-5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27" calcext:value-type="float">
            <text:p>-27</text:p>
          </table:table-cell>
          <table:table-cell office:value-type="float" office:value="-50" calcext:value-type="float">
            <text:p>-5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-35" calcext:value-type="float">
            <text:p>-3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3" calcext:value-type="float">
            <text:p>33</text:p>
          </table:table-cell>
          <table:table-cell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33" calcext:value-type="float">
            <text:p>-3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0" calcext:value-type="float">
            <text:p>60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27" calcext:value-type="float">
            <text:p>-27</text:p>
          </table:table-cell>
          <table:table-cell office:value-type="float" office:value="-24" calcext:value-type="float">
            <text:p>-2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-60" calcext:value-type="float">
            <text:p>-6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9" calcext:value-type="float">
            <text:p>-19</text:p>
          </table:table-cell>
          <table:table-cell office:value-type="float" office:value="-11" calcext:value-type="float">
            <text:p>-11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9" calcext:value-type="float">
            <text:p>-19</text:p>
          </table:table-cell>
          <table:table-cell office:value-type="float" office:value="-37" calcext:value-type="float">
            <text:p>-37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30" calcext:value-type="float">
            <text:p>-30</text:p>
          </table:table-cell>
          <table:table-cell office:value-type="float" office:value="-55" calcext:value-type="float">
            <text:p>-55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35" calcext:value-type="float">
            <text:p>-35</text:p>
          </table:table-cell>
          <table:table-cell office:value-type="float" office:value="-31" calcext:value-type="float">
            <text:p>-31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31" calcext:value-type="float">
            <text:p>-31</text:p>
          </table:table-cell>
          <table:table-cell office:value-type="float" office:value="-37" calcext:value-type="float">
            <text:p>-3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57" calcext:value-type="float">
            <text:p>-57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QRT(POWER([.B135];2) + POWER([.C135];2))" office:value-type="float" office:value="31.6227766016838" calcext:value-type="float">
            <text:p>31,62277660168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" calcext:value-type="float">
            <text:p>14</text:p>
          </table:table-cell>
          <table:table-cell office:value-type="float" office:value="-33" calcext:value-type="float">
            <text:p>-33</text:p>
          </table:table-cell>
          <table:table-cell table:formula="of:=SQRT(POWER([.B136];2) + POWER([.C136];2))" office:value-type="float" office:value="35.8468966578698" calcext:value-type="float">
            <text:p>35,84689665786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30" calcext:value-type="float">
            <text:p>-30</text:p>
          </table:table-cell>
          <table:table-cell office:value-type="float" office:value="14" calcext:value-type="float">
            <text:p>14</text:p>
          </table:table-cell>
          <table:table-cell table:formula="of:=SQRT(POWER([.B137];2) + POWER([.C137];2))" office:value-type="float" office:value="33.1058907144937" calcext:value-type="float">
            <text:p>33,10589071449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formula="of:=SQRT(POWER([.B138];2) + POWER([.C138];2))" office:value-type="float" office:value="38.6005181312376" calcext:value-type="float">
            <text:p>38,60051813123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1" calcext:value-type="float">
            <text:p>41</text:p>
          </table:table-cell>
          <table:table-cell office:value-type="float" office:value="-26" calcext:value-type="float">
            <text:p>-26</text:p>
          </table:table-cell>
          <table:table-cell table:formula="of:=SQRT(POWER([.B139];2) + POWER([.C139];2))" office:value-type="float" office:value="48.5489443757534" calcext:value-type="float">
            <text:p>48,548944375753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4" calcext:value-type="float">
            <text:p>-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-19" calcext:value-type="float">
            <text:p>-1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2" calcext:value-type="float">
            <text:p>-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55" calcext:value-type="float">
            <text:p>-55</text:p>
          </table:table-cell>
          <table:table-cell office:value-type="float" office:value="-33" calcext:value-type="float">
            <text:p>-33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47" calcext:value-type="float">
            <text:p>-47</text:p>
          </table:table-cell>
          <table:table-cell office:value-type="float" office:value="17" calcext:value-type="float">
            <text:p>17</text:p>
          </table:table-cell>
          <table:table-cell table:formula="of:=SQRT(POWER([.B144];2) + POWER([.C144];2))" office:value-type="float" office:value="49.9799959983992" calcext:value-type="float">
            <text:p>49,97999599839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0" calcext:value-type="float">
            <text:p>-10</text:p>
          </table:table-cell>
          <table:table-cell office:value-type="float" office:value="-14" calcext:value-type="float">
            <text:p>-14</text:p>
          </table:table-cell>
          <table:table-cell table:formula="of:=SQRT(POWER([.B145];2) + POWER([.C145];2))" office:value-type="float" office:value="17.2046505340853" calcext:value-type="float">
            <text:p>17,204650534085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formula="of:=SQRT(POWER([.B146];2) + POWER([.C146];2))" office:value-type="float" office:value="44.1021541423999" calcext:value-type="float">
            <text:p>44,10215414239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36" calcext:value-type="float">
            <text:p>-36</text:p>
          </table:table-cell>
          <table:table-cell office:value-type="float" office:value="16" calcext:value-type="float">
            <text:p>16</text:p>
          </table:table-cell>
          <table:table-cell table:formula="of:=SQRT(POWER([.B147];2) + POWER([.C147];2))" office:value-type="float" office:value="39.3954312071844" calcext:value-type="float">
            <text:p>39,39543120718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22" calcext:value-type="float">
            <text:p>-22</text:p>
          </table:table-cell>
          <table:table-cell office:value-type="float" office:value="-19" calcext:value-type="float">
            <text:p>-19</text:p>
          </table:table-cell>
          <table:table-cell table:formula="of:=SQRT(POWER([.B148];2) + POWER([.C148];2))" office:value-type="float" office:value="29.0688837074973" calcext:value-type="float">
            <text:p>29,068883707497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SQRT(POWER([.B149];2) + POWER([.C149];2))" office:value-type="float" office:value="31.4006369362152" calcext:value-type="float">
            <text:p>31,40063693621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M([.E145:.E149])"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4" calcext:value-type="float">
            <text:p>-14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54" calcext:value-type="float">
            <text:p>-5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9" calcext:value-type="float">
            <text:p>49</text:p>
          </table:table-cell>
          <table:table-cell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4" calcext:value-type="float">
            <text:p>-1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8" calcext:value-type="float">
            <text:p>-18</text:p>
          </table:table-cell>
          <table:table-cell office:value-type="float" office:value="-37" calcext:value-type="float">
            <text:p>-37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0" calcext:value-type="float">
            <text:p>60</text:p>
          </table:table-cell>
          <table:table-cell office:value-type="float" office:value="-53" calcext:value-type="float">
            <text:p>-53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-38" calcext:value-type="float">
            <text:p>-38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1" calcext:value-type="float">
            <text:p>-11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9" calcext:value-type="float">
            <text:p>39</text:p>
          </table:table-cell>
          <table:table-cell office:value-type="float" office:value="-25" calcext:value-type="float">
            <text:p>-2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4" calcext:value-type="float">
            <text:p>54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5" calcext:value-type="float">
            <text:p>-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59" calcext:value-type="float">
            <text:p>-59</text:p>
          </table:table-cell>
          <table:table-cell office:value-type="float" office:value="-19" calcext:value-type="float">
            <text:p>-19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60" calcext:value-type="float">
            <text:p>-60</text:p>
          </table:table-cell>
          <table:table-cell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9" calcext:value-type="float">
            <text:p>29</text:p>
          </table:table-cell>
          <table:table-cell office:value-type="float" office:value="-54" calcext:value-type="float">
            <text:p>-54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20" calcext:value-type="float">
            <text:p>-20</text:p>
          </table:table-cell>
          <table:table-cell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9" calcext:value-type="float">
            <text:p>-19</text:p>
          </table:table-cell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6" calcext:value-type="float">
            <text:p>-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5" calcext:value-type="float">
            <text:p>-5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" calcext:value-type="float">
            <text:p>17</text:p>
          </table:table-cell>
          <table:table-cell office:value-type="float" office:value="-42" calcext:value-type="float">
            <text:p>-4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43" calcext:value-type="float">
            <text:p>-43</text:p>
          </table:table-cell>
          <table:table-cell office:value-type="float" office:value="-24" calcext:value-type="float">
            <text:p>-24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36" calcext:value-type="float">
            <text:p>-36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6" calcext:value-type="float">
            <text:p>3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2" calcext:value-type="float">
            <text:p>-1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57" calcext:value-type="float">
            <text:p>-57</text:p>
          </table:table-cell>
          <table:table-cell office:value-type="float" office:value="-22" calcext:value-type="float">
            <text:p>-22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9" calcext:value-type="float">
            <text:p>-1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59" calcext:value-type="float">
            <text:p>-59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4" calcext:value-type="float">
            <text:p>44</text:p>
          </table:table-cell>
          <table:table-cell office:value-type="float" office:value="-48" calcext:value-type="float">
            <text:p>-48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38" calcext:value-type="float">
            <text:p>-38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52" calcext:value-type="float">
            <text:p>-52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36" calcext:value-type="float">
            <text:p>-3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35" calcext:value-type="float">
            <text:p>-35</text:p>
          </table:table-cell>
          <table:table-cell office:value-type="float" office:value="-57" calcext:value-type="float">
            <text:p>-5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57" calcext:value-type="float">
            <text:p>-5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20" calcext:value-type="float">
            <text:p>-20</text:p>
          </table:table-cell>
          <table:table-cell office:value-type="float" office:value="-49" calcext:value-type="float">
            <text:p>-49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1" calcext:value-type="float">
            <text:p>41</text:p>
          </table:table-cell>
          <table:table-cell office:value-type="float" office:value="-60" calcext:value-type="float">
            <text:p>-6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49" calcext:value-type="float">
            <text:p>-49</text:p>
          </table:table-cell>
          <table:table-cell office:value-type="float" office:value="-52" calcext:value-type="float">
            <text:p>-52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60" calcext:value-type="float">
            <text:p>-60</text:p>
          </table:table-cell>
          <table:table-cell office:value-type="float" office:value="-26" calcext:value-type="float">
            <text:p>-2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" calcext:value-type="float">
            <text:p>18</text:p>
          </table:table-cell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-43" calcext:value-type="float">
            <text:p>-43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7" calcext:value-type="float">
            <text:p>-17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58" calcext:value-type="float">
            <text:p>-58</text:p>
          </table:table-cell>
          <table:table-cell office:value-type="float" office:value="-41" calcext:value-type="float">
            <text:p>-41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28" calcext:value-type="float">
            <text:p>-28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1" calcext:value-type="float">
            <text:p>41</text:p>
          </table:table-cell>
          <table:table-cell office:value-type="float" office:value="-21" calcext:value-type="float">
            <text:p>-2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45" calcext:value-type="float">
            <text:p>-45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50" calcext:value-type="float">
            <text:p>-5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57" calcext:value-type="float">
            <text:p>-57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3" calcext:value-type="float">
            <text:p>43</text:p>
          </table:table-cell>
          <table:table-cell office:value-type="float" office:value="-37" calcext:value-type="float">
            <text:p>-3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7" calcext:value-type="float">
            <text:p>57</text:p>
          </table:table-cell>
          <table:table-cell office:value-type="float" office:value="-24" calcext:value-type="float">
            <text:p>-24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5" calcext:value-type="float">
            <text:p>-15</text:p>
          </table:table-cell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2" calcext:value-type="float">
            <text:p>-1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5" calcext:value-type="float">
            <text:p>-15</text:p>
          </table:table-cell>
          <table:table-cell office:value-type="float" office:value="-47" calcext:value-type="float">
            <text:p>-47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44" calcext:value-type="float">
            <text:p>-4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57" calcext:value-type="float">
            <text:p>-57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9" calcext:value-type="float">
            <text:p>-19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5" calcext:value-type="float">
            <text:p>25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4" calcext:value-type="float">
            <text:p>-4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-35" calcext:value-type="float">
            <text:p>-3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45" calcext:value-type="float">
            <text:p>-45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" calcext:value-type="float">
            <text:p>13</text:p>
          </table:table-cell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25" calcext:value-type="float">
            <text:p>-25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4" calcext:value-type="float">
            <text:p>34</text:p>
          </table:table-cell>
          <table:table-cell office:value-type="float" office:value="-36" calcext:value-type="float">
            <text:p>-3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4" calcext:value-type="float">
            <text:p>-4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3" calcext:value-type="float">
            <text:p>43</text:p>
          </table:table-cell>
          <table:table-cell office:value-type="float" office:value="-55" calcext:value-type="float">
            <text:p>-5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51" calcext:value-type="float">
            <text:p>-51</text:p>
          </table:table-cell>
          <table:table-cell office:value-type="float" office:value="-36" calcext:value-type="float">
            <text:p>-3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35" calcext:value-type="float">
            <text:p>-35</text:p>
          </table:table-cell>
          <table:table-cell office:value-type="float" office:value="-60" calcext:value-type="float">
            <text:p>-60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8" calcext:value-type="float">
            <text:p>-18</text:p>
          </table:table-cell>
          <table:table-cell office:value-type="float" office:value="-49" calcext:value-type="float">
            <text:p>-49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3" calcext:value-type="float">
            <text:p>-3</text:p>
          </table:table-cell>
          <table:table-cell office:value-type="float" office:value="-29" calcext:value-type="float">
            <text:p>-29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5" calcext:value-type="float">
            <text:p>-15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58" calcext:value-type="float">
            <text:p>-58</text:p>
          </table:table-cell>
          <table:table-cell office:value-type="float" office:value="-47" calcext:value-type="float">
            <text:p>-47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46" calcext:value-type="float">
            <text:p>-46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55" calcext:value-type="float">
            <text:p>-55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3" calcext:value-type="float">
            <text:p>-1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9" calcext:value-type="float">
            <text:p>-9</text:p>
          </table:table-cell>
          <table:table-cell office:value-type="float" office:value="-18" calcext:value-type="float">
            <text:p>-18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23" calcext:value-type="float">
            <text:p>-23</text:p>
          </table:table-cell>
          <table:table-cell office:value-type="float" office:value="-25" calcext:value-type="float">
            <text:p>-25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" calcext:value-type="float">
            <text:p>19</text:p>
          </table:table-cell>
          <table:table-cell office:value-type="float" office:value="-36" calcext:value-type="float">
            <text:p>-36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7" calcext:value-type="float">
            <text:p>47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59" calcext:value-type="float">
            <text:p>-59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56" calcext:value-type="float">
            <text:p>-5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8" calcext:value-type="float">
            <text:p>-8</text:p>
          </table:table-cell>
          <table:table-cell office:value-type="float" office:value="-37" calcext:value-type="float">
            <text:p>-37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2" calcext:value-type="float">
            <text:p>32</text:p>
          </table:table-cell>
          <table:table-cell office:value-type="float" office:value="-49" calcext:value-type="float">
            <text:p>-49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1" calcext:value-type="float">
            <text:p>21</text:p>
          </table:table-cell>
          <table:table-cell office:value-type="float" office:value="-60" calcext:value-type="float">
            <text:p>-60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5" calcext:value-type="float">
            <text:p>-15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50" calcext:value-type="float">
            <text:p>-5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36" calcext:value-type="float">
            <text:p>-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1" calcext:value-type="float">
            <text:p>51</text:p>
          </table:table-cell>
          <table:table-cell office:value-type="float" office:value="-18" calcext:value-type="float">
            <text:p>-18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9" calcext:value-type="float">
            <text:p>39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28" calcext:value-type="float">
            <text:p>-28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-19" calcext:value-type="float">
            <text:p>-19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51" calcext:value-type="float">
            <text:p>-51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-56" calcext:value-type="float">
            <text:p>-56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2" calcext:value-type="float">
            <text:p>32</text:p>
          </table:table-cell>
          <table:table-cell office:value-type="float" office:value="-32" calcext:value-type="float">
            <text:p>-32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3" calcext:value-type="float">
            <text:p>33</text:p>
          </table:table-cell>
          <table:table-cell office:value-type="float" office:value="-44" calcext:value-type="float">
            <text:p>-44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" calcext:value-type="float">
            <text:p>13</text:p>
          </table:table-cell>
          <table:table-cell office:value-type="float" office:value="-58" calcext:value-type="float">
            <text:p>-58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2" calcext:value-type="float">
            <text:p>22</text:p>
          </table:table-cell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60" calcext:value-type="float">
            <text:p>-60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6" calcext:value-type="float">
            <text:p>-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29" calcext:value-type="float">
            <text:p>-29</text:p>
          </table:table-cell>
          <table:table-cell office:value-type="float" office:value="-41" calcext:value-type="float">
            <text:p>-41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4" calcext:value-type="float">
            <text:p>-4</text:p>
          </table:table-cell>
          <table:table-cell office:value-type="float" office:value="-54" calcext:value-type="float">
            <text:p>-54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5" calcext:value-type="float">
            <text:p>45</text:p>
          </table:table-cell>
          <table:table-cell office:value-type="float" office:value="-43" calcext:value-type="float">
            <text:p>-43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-25" calcext:value-type="float">
            <text:p>-2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53" calcext:value-type="float">
            <text:p>-5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44" calcext:value-type="float">
            <text:p>-44</text:p>
          </table:table-cell>
          <table:table-cell office:value-type="float" office:value="-37" calcext:value-type="float">
            <text:p>-37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5" calcext:value-type="float">
            <text:p>45</text:p>
          </table:table-cell>
          <table:table-cell office:value-type="float" office:value="-28" calcext:value-type="float">
            <text:p>-28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53" calcext:value-type="float">
            <text:p>-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60" calcext:value-type="float">
            <text:p>-60</text:p>
          </table:table-cell>
          <table:table-cell office:value-type="float" office:value="-27" calcext:value-type="float">
            <text:p>-27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4" calcext:value-type="float">
            <text:p>44</text:p>
          </table:table-cell>
          <table:table-cell office:value-type="float" office:value="-45" calcext:value-type="float">
            <text:p>-4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office:value-type="float" office:value="-43" calcext:value-type="float">
            <text:p>-43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3" calcext:value-type="float">
            <text:p>-13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iros.A1:tiros.C3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05T00:35:19.984289320</dc:date>
    <meta:editing-duration>PT40M45S</meta:editing-duration>
    <meta:editing-cycles>1</meta:editing-cycles>
    <meta:document-statistic meta:table-count="1" meta:cell-count="923" meta:object-count="0"/>
    <meta:generator>LibreOffice/7.2.0.4$Linux_X86_64 LibreOffice_project/20$Build-4</meta:generator>
  </office:meta>
</office:document-meta>
</file>